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CLI Monitoring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What’s going on In Container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Requirements: Running Container</text:p>
              </text:list-item>
              <text:list-item>
                <text:p text:style-name="P4">Running Process List in Containers</text:p>
              </text:list-item>
              <text:list-item>
                <text:p text:style-name="P4"><text:span text:style-name="T2">Docker container inspect </text:span>: details of one cont config</text:p>
              </text:list-item>
              <text:list-item>
                <text:p text:style-name="P4"><text:span text:style-name="T2">Docker container stats</text:span> : performance stats of all contain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23:14:40.539028030</dc:date>
    <meta:editing-duration>PT4H22M53S</meta:editing-duration>
    <meta:editing-cycles>10</meta:editing-cycles>
    <meta:generator>LibreOffice/5.1.6.2$Linux_X86_64 LibreOffice_project/10m0$Build-2</meta:generator>
    <meta:document-statistic meta:object-count="49"/>
  </office:meta>
</office:document-meta>
</file>